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RawJPEG.ImageLoaderRawJPE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geLoaderRawJPEG.buildICCProfile( ImageInfo info , ColorSpace colorSpace , ByteArrayOutputStream iccStrea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mageLoaderRawJPEG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RawJPEG.loadImage( ImageInfo info , Map hints , ImageSessionContext session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3">
            <text:p text:style-name="Table_20_Contents">1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